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c8ad6"/>
    </style:style>
    <style:style style:name="P2" style:family="paragraph" style:parent-style-name="PL-Paragraph">
      <style:text-properties fo:font-style="normal" officeooo:paragraph-rsid="000c8ad6" style:font-style-asian="normal" style:font-style-complex="normal"/>
    </style:style>
    <style:style style:name="P3" style:family="paragraph" style:parent-style-name="PL-Paragraph">
      <style:text-properties style:use-window-font-color="true" fo:font-style="normal" officeooo:rsid="002b0e44" officeooo:paragraph-rsid="000c8ad6" fo:background-color="transparent" style:font-style-asian="normal" style:font-style-complex="normal"/>
    </style:style>
    <style:style style:name="P4" style:family="paragraph" style:parent-style-name="PL-Paragraph">
      <style:text-properties style:use-window-font-color="true" fo:font-style="normal" fo:font-weight="normal" officeooo:rsid="002b0e44" officeooo:paragraph-rsid="000c8ad6" fo:background-color="transparent" style:font-style-asian="normal" style:font-weight-asian="normal" style:font-style-complex="normal" style:font-weight-complex="normal"/>
    </style:style>
    <style:style style:name="P5" style:family="paragraph" style:parent-style-name="PL-Paragraph">
      <style:text-properties officeooo:paragraph-rsid="000c8ad6"/>
    </style:style>
    <style:style style:name="P6" style:family="paragraph" style:parent-style-name="PL-Paragraph">
      <style:text-properties officeooo:rsid="005bb034" officeooo:paragraph-rsid="000da705"/>
    </style:style>
    <style:style style:name="P7" style:family="paragraph" style:parent-style-name="PL-Paragraph">
      <style:text-properties officeooo:paragraph-rsid="000da705"/>
    </style:style>
    <style:style style:name="P8" style:family="paragraph" style:parent-style-name="PL-Heading">
      <style:paragraph-properties fo:break-before="page"/>
      <style:text-properties officeooo:paragraph-rsid="000c8ad6"/>
    </style:style>
    <style:style style:name="P9" style:family="paragraph" style:parent-style-name="PL-SubHeading">
      <style:text-properties fo:font-style="normal" officeooo:paragraph-rsid="000c8ad6" style:font-style-asian="normal" style:font-style-complex="normal"/>
    </style:style>
    <style:style style:name="P10" style:family="paragraph" style:parent-style-name="PL-SubHeading">
      <style:text-properties officeooo:paragraph-rsid="000c8ad6"/>
    </style:style>
    <style:style style:name="P11" style:family="paragraph" style:parent-style-name="PL-SubHeading">
      <style:text-properties officeooo:rsid="00692975" officeooo:paragraph-rsid="000da705"/>
    </style:style>
    <style:style style:name="T1" style:family="text">
      <style:text-properties fo:font-weight="normal" officeooo:rsid="003580f9" style:font-weight-asian="normal" style:font-weight-complex="normal"/>
    </style:style>
    <style:style style:name="T2" style:family="text">
      <style:text-properties fo:font-weight="normal" officeooo:rsid="003e8df8" style:font-weight-asian="normal" style:font-weight-complex="normal"/>
    </style:style>
    <style:style style:name="T3" style:family="text">
      <style:text-properties fo:font-weight="normal" officeooo:rsid="005c4483" style:font-weight-asian="normal" style:font-weight-complex="normal"/>
    </style:style>
    <style:style style:name="T4" style:family="text">
      <style:text-properties fo:font-weight="normal" officeooo:rsid="005bcbd3" style:font-weight-asian="normal" style:font-weight-complex="normal"/>
    </style:style>
    <style:style style:name="T5" style:family="text">
      <style:text-properties fo:font-weight="normal" officeooo:rsid="005ca2c6" style:font-weight-asian="normal" style:font-weight-complex="normal"/>
    </style:style>
    <style:style style:name="T6" style:family="text">
      <style:text-properties fo:font-weight="normal" officeooo:rsid="005d4539" style:font-weight-asian="normal" style:font-weight-complex="normal"/>
    </style:style>
    <style:style style:name="T7" style:family="text">
      <style:text-properties officeooo:rsid="003580f9"/>
    </style:style>
    <style:style style:name="T8" style:family="text">
      <style:text-properties officeooo:rsid="0033cdeb"/>
    </style:style>
    <style:style style:name="T9" style:family="text">
      <style:text-properties officeooo:rsid="003746a5"/>
    </style:style>
    <style:style style:name="T10" style:family="text">
      <style:text-properties fo:font-style="italic" fo:font-weight="normal" officeooo:rsid="003580f9" style:font-style-asian="italic" style:font-weight-asian="normal" style:font-style-complex="italic" style:font-weight-complex="normal"/>
    </style:style>
    <style:style style:name="T11" style:family="text">
      <style:text-properties officeooo:rsid="003e8df8"/>
    </style:style>
    <style:style style:name="T12" style:family="text">
      <style:text-properties style:use-window-font-color="true" officeooo:rsid="003746a5" fo:background-color="transparent"/>
    </style:style>
    <style:style style:name="T13" style:family="text">
      <style:text-properties style:use-window-font-color="true" officeooo:rsid="000da705" fo:background-color="transparent"/>
    </style:style>
    <style:style style:name="T14" style:family="text">
      <style:text-properties style:use-window-font-color="true" fo:font-style="normal" officeooo:rsid="003746a5" fo:background-color="transparent" style:font-style-asian="normal" style:font-style-complex="normal"/>
    </style:style>
    <style:style style:name="T15" style:family="text">
      <style:text-properties officeooo:rsid="0059187f"/>
    </style:style>
    <style:style style:name="T16" style:family="text">
      <style:text-properties officeooo:rsid="005a5e50"/>
    </style:style>
    <style:style style:name="T17" style:family="text">
      <style:text-properties officeooo:rsid="005bb034"/>
    </style:style>
    <style:style style:name="T18" style:family="text">
      <style:text-properties officeooo:rsid="000da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Digital traces</text:span><text:span text:style-name="T8"> – </text:span><text:span text:style-name="T9">ALGORITM</text:span><text:span text:style-name="T8"> as a </text:span><text:span text:style-name="T9">stabilisation OF CODE</text:span><text:span text:style-name="T8"> </text:span><text:span text:style-name="T10">[2000 words]</text:span></text:p>
      <text:p text:style-name="P2"><text:span text:style-name="T2">Interlude</text:span><text:span text:style-name="T2"><text:note text:id="ftn2" text:note-class="footnote"><text:note-citation>1</text:note-citation><text:note-body><text:p text:style-name="PL-Footnote"><text:span text:style-name="T11"><text:tab/>I can code. If you were to ask me, that is what I will tell you. But i cannot actually prove it. I don't have a certificate that proves I completed a course were I learned to code.</text:span></text:p><text:p text:style-name="PL-Footnote"><text:span text:style-name="T11">Perhaps I could give a piece of code that I have written. But how do you know i wrote it? Can someone verify it, identify my writing style? I am not sure that I can.</text:span></text:p><text:p text:style-name="PL-Footnote"><text:span text:style-name="T11">And how would you know that it was all my own work? What if i have used parts of someone else's code in my own? And what if the part of the code that i have taken, whilst not significant in my own, represents the majority of the other persons? My code doesn't have references of footnotes.</text:span></text:p><text:p text:style-name="PL-Footnote"><text:span text:style-name="T11">What if we sat down and you watched my code something, from scratch? But maybe i am just regurgitating something that i have remembered? How would you know? Maybe you could come up with something for me to code and then see if i can do?</text:span></text:p><text:p text:style-name="PL-Footnote"><text:span text:style-name="T11">That could be tricky though - . I never said i could code everything. For example, I can write a genetic algorithm, or an artificial neural network. But to be honest, I am not that good at web design, so it would be best if you didn't ask me about that.</text:span></text:p><text:p text:style-name="PL-Footnote"><text:span text:style-name="T11">One of the programming languages i know doesn't really exist anymore. Sure, there are some survivors still clinging onto it. And you can here echoes of it in other places - familiar words, phrases. But it is basically dead. I still have the code that i wrote, but i can't show you it. Well, I mean, I can show you the code, but i can't run it, it doesn't do anything.</text:span></text:p><text:p text:style-name="PL-Footnote"><text:span text:style-name="T11">Well, this is a bit awkward. But I can code. Honestly.</text:span></text:p></text:note-body></text:note></text:span></text:p>
      <text:p text:style-name="P9"><text:span text:style-name="T12">software as cod</text:span><text:span text:style-name="T13">e</text:span></text:p>
      <text:p text:style-name="P1">"Software thus abstracts the world into defined, stable ontologies of capta and sequences of commands that define relations between capta ad details how that capta should be processed." [p27]</text:p>
      <text:p text:style-name="P1">Agency is held in the algorithm</text:p>
      <text:p text:style-name="P1">Software is made of code</text:p>
      <text:p text:style-name="P1">abstracted ,stable code is algorithm</text:p>
      <text:p text:style-name="P1">'a digital subjectivity'</text:p>
      <text:p text:style-name="P1">the agency of software, beyond the more common idea of software as something that has 'secondary agency' [i.e. that it extends the agency its creator or deployer]. Kitchin and Dodge, with reference to Mackenzie, go further stating the software has, in fact, direct effects on the environment which it operates. It is power though is relational - it is a capacity of software rather than a property - and it varies between software, depending on its capacity to mesh with society.</text:p>
      <text:p text:style-name="P1">They talk in general about tools in practice, not as discrete things, with capacities that are realised by interactions with people.</text:p>
      <text:p text:style-name="P1">models of climate change are used to illustrate how theories and empirical observations are formalised in a mathematical model, the translated to code which simulates [or, as they say creates narratives about] future climate behaviour.</text:p>
      <text:p text:style-name="P1">They make the case that such models have come to underpin the global policy discussions surrounding climate change. The way in which these computational models have such agency is bound to the process of creating the model itself.</text:p>
      <text:p text:style-name="P1">Climate change models and simulations represent arguably the greatest collaborative project ever undertaken, with researches sharing data and resources whilst working towards a single, shared goal, in an unprecedented way. This, in a way, is a 'self-validation' of the usefulness of the outcome - if all of the 'scientific community' is behind this project then it must be valuable. Its very scale means that it cannot be challenged [leaving to one side those who simply do not 'believe' in man made climate change'].</text:p>
      <text:p text:style-name="P1">But what of the consequences of this scientific project?</text:p>
      <text:p text:style-name="P1">If the models are tools for understanding the problems facing the planet due to man-made climate <text:soft-page-break/>change, they are certainly not interested in offering the solution to them. As Kitchin and Dodge note, the simulations have traction in the policy debate because they are successful at visualising the data  - the planet makes an attractive spatial field on to which project the data.</text:p>
      <text:p text:style-name="P1">"A key element of the success of such models is their ability to generate (spatial) capta that can be visualised to create compelling inscriptions." [p30]</text:p>
      <text:p text:style-name="P1">And yet, inspite of the colossal shared effort in creating them and the obvious success in communicating the findings, the prinicple global policy debate around the issue of climate change has centered around what constitutes an acceptable rise in global temperature. The complexity of the model is reduced to a single point.</text:p>
      <text:p text:style-name="P1">THEORY=MATHEMATICS=CODE=STORY [p30 Kitchin and Dadge quoting Gramelsberger]</text:p>
      <text:p text:style-name="P1">"The models analyse the world, the world responds to the models." [p30]</text:p>
      <text:p text:style-name="P1">The scientific model, simulation changing climate, makes no effort to engage with the political dimensions of either the problem or the solution. [REF TO AHRA conference] It is not a 'forensic' model, it is not able to direct analysis of the consEquences of climate change at anything other than the macro scale. It is not interested micro level - blame for example</text:p>
      <text:p text:style-name="P3"/>
      <text:p text:style-name="P4"><text:span text:style-name="T7">hayles – how we think</text:span></text:p>
      <text:p text:style-name="P10"><text:span text:style-name="T14">Code and Space </text:span></text:p>
      <text:p text:style-name="P5"><text:span text:style-name="T9">T</text:span>heir proposal is not abut the 'networked society' [Castells] , which has been the focus of much work in social sciences and humanities. This strand of research has focused on the transformative effects of network technologies - increased speed of communication for example - and their role in the shift from industrial to post-industrial societies. Within this discourse, software has, for the most part, not been considered. 'Code/ Space' is based on the relatively new field of 'software studies', which is concerned with the 'etiology of code', and is particularly concerned with using the spatialization of software [and code] as a starting point for theorizing software.</text:p>
      <text:p text:style-name="P5">"Code/ Space occurs when software and the spatiality of everyday life becomes mutually constituted, that is, produced by one another." [p16]</text:p>
      <text:p text:style-name="P5">They make a clear distinction between 'coded space' and 'code/ space', defining coded spaces as spaces where the presence of code makes a difference but it's relationship with space is not . One example they give is of the use of powerpoint to present to an audience. Code/ spaces can be identified where the presence of the code is required fro the space to perform as designed, such as the security area of an airport. The relationship between code and space is to seen as deterministic, rather the relationship is symbiotic.</text:p>
      <text:p text:style-name="P5">&gt;&gt;&gt; code/space in technologised building.....</text:p>
      <text:p text:style-name="P5">- Thermostats and feedback loops. most of us are familiar with this type of control to regulate temperature in our own homes. This basic system of environmental control can be seen in the kind of large scale, complex Building Managment Systems [BMS] that are commonly used in larger building.When such systems crash or do not function correcctly, the building will not function as intended and may even become unusable. Such buildings make for coded/ space.</text:p>
      <text:p text:style-name="P5">The technology, its functionality and capability create another feedback loop across a larger time scale than the continual regulation of temperature in a given room. The loop feeds back to the designer. Opening windows or depth of plan, as well as many other design parameters are inked to the technology that is embedded in the space through this loop.</text:p>
      <text:p text:style-name="P5"><text:span text:style-name="T1">Code/ space, as a theoretical concept, is concerned with code in both the production of space and the functioning of it. Environmental simulation software is used to create the code/space described above. Other forms of spatial simulation are central to the design of the space but not its function - structural engineering software, or even more specialist code such as space syntax for example. Extending the principles of code/space to 'simulated space' is important in developing a strand of software studies that can applied to both 'architecture' and 'architectural practice'.</text:span></text:p>
      <text:p text:style-name="P5"><text:soft-page-break/><text:span text:style-name="T1"/></text:p>
      <text:p text:style-name="P11">Algorithms <text:span text:style-name="T18">as stable code</text:span></text:p>
      <text:p text:style-name="P7"><text:span text:style-name="T15">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here appears then a conflict between the uses of even the term algorithm and the 'procedural' steps of the my workshop certainly seem to fit into the abstract category of computer science. Andrew Goffey, in his essay 'Algorithm', states that the conflict is in fact a conflation. Whilst there is a formal separation between an algorithm and the data that It requires to execute its tasks, the relationship between the two is such that an algorithm stripped of its data </text:span><text:span text:style-name="T16"><text:s/></text:span><text:span text:style-name="T15">– i.e. it's context – is no longer an algorithm. Therefore, the algorithm as an abstract concept is problematic. </text:span></text:p>
      <text:p text:style-name="P7"><text:span text:style-name="T16">But are the steps that I described in the workshop really abstracted? It is true that they exist outside a computer but it is not true to say that they are context-less. Even in the (deliberately) crude way that I have set them out here, they contain a kind of programming language of their own. Like all </text:span><text:span text:style-name="T17">programming</text:span><text:span text:style-name="T16"> languages, they contain 'objects' and 'methods' that could be applied generally (e.g. 'if....' etc.), but also specific data types ( e.g. 'model'....), that are to do with aspects of architectural design processes.</text:span></text:p>
      <text:p text:style-name="P6"><text:span text:style-name="T1">So the 'algorithm' of the workshop, in fact, is similar to software engineering rather than computer science. For Goffey the relevance of the 'algorithm' lies in it the context of it's use and not in it's potential </text:span><text:span text:style-name="T3">as </text:span><text:span text:style-name="T1">abstract metho</text:span><text:span text:style-name="T4">d –</text:span><text:span text:style-name="T5"> you cannot simply 'think algorithmically'. H</text:span><text:span text:style-name="T3">e goes on to describe its context as more than the data structures it requires </text:span><text:span text:style-name="T6">and including </text:span><text:span text:style-name="T3">“Something as innocuous as the use of a form on web page....[or]the knowledge extraction practiced by developers of expert systems....”. [p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background-color="#00ffff">
        <style:background-image/>
      </style:paragraph-properties>
      <style:text-properties style:font-name="Times New Roman1" fo:font-size="14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5.001cm" fo:text-indent="0cm" style:auto-text-indent="false"/>
      <style:text-properties fo:font-size="8pt"/>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ffff00">
        <style:background-image/>
      </style:paragraph-properties>
      <style:text-properties style:font-name="Calibri1" fo:font-weight="bold" officeooo:rsid="004177f9" style:font-size-asian="10.5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4:22:13.47</meta:creation-date>
    <dc:date>2013-09-22T14:27:24.55</dc:date>
    <meta:editing-duration>PT5M2S</meta:editing-duration>
    <meta:editing-cycles>2</meta:editing-cycles>
    <meta:generator>LibreOffice/4.0.5.2$Windows_x86 LibreOffice_project/5464147a081647a250913f19c0715bca595af2f</meta:generator>
    <meta:document-statistic meta:table-count="0" meta:image-count="0" meta:object-count="0" meta:page-count="3" meta:paragraph-count="40" meta:word-count="1640" meta:character-count="9763" meta:non-whitespace-character-count="8151"/>
  </office:meta>
</office:document-meta>
</file>